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990" officeooo:paragraph-rsid="001ed990"/>
    </style:style>
    <style:style style:name="P2" style:family="paragraph" style:parent-style-name="Standard">
      <style:text-properties fo:font-size="6pt" officeooo:rsid="001ed990" officeooo:paragraph-rsid="001ed990"/>
    </style:style>
    <style:style style:name="P3" style:family="paragraph" style:parent-style-name="Standard">
      <style:text-properties officeooo:rsid="001f0743" officeooo:paragraph-rsid="001f0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++ compile on Windows:</text:p>
      <text:p text:style-name="P1"/>
      <text:p text:style-name="Standard">g++ -o pi4Demod.exe pi4dqpskDemod.cpp -LC:\Users\Home\radioconda\Library\bin\ -lfftw3 -lm</text:p>
      <text:p text:style-name="Standard"/>
      <text:p text:style-name="Standard">g++ -o pi4Demod.exe pi4dqpskDemod.cpp</text:p>
      <text:p text:style-name="Standard"/>
      <text:p text:style-name="P1">It seems pi4Demod doesn’t use any of the fftw3 library ? G++ require to link with fftw3 at all??? The exe file runs as normal, no error, but nothing display on screen.</text:p>
      <text:p text:style-name="P1"/>
      <text:p text:style-name="P1">There is an error on cma_equalizer function that cause compiling error below. When disable (replacing the call with some other function), the code compiled ok.</text:p>
      <text:p text:style-name="P2">D:/mingw64/bin/../lib/gcc/x86_64-w64-mingw32/14.2.0/../../../../x86_64-w64-mingw32/bin/ld.exe: C:\Users\Home\AppData\Local\Temp\ccbO6Vxi.o:pi4dqpskDemod.:(.rdata$.refptr._ZN14pi4dqpsk_demod13cma_equalizerERKSt6vectorISt7complexIdESaIS2_EERS4_[.refptr._ZN14pi4dqpsk_demod13cma_equalizerERKSt6vectorISt7complexIdESaIS2_EERS4_]+0x0): undefined reference to `pi4dqpsk_demod::cma_equalizer(std::vector&lt;std::complex&lt;double&gt;, std::allocator&lt;std::complex&lt;double&gt; &gt; &gt; const&amp;, std::vector&lt;std::complex&lt;double&gt;, std::allocator&lt;std::complex&lt;double&gt; &gt; &gt;&amp;)'</text:p>
      <text:p text:style-name="P2">collect2.exe: error: ld returned 1 exit status</text:p>
      <text:p text:style-name="P2"/>
      <text:p text:style-name="P1">Via debugging, it turns out that step3 in demod process is the ones causing exit.</text:p>
      <text:p text:style-name="P1"><text:s text:c="4"/>// Step 3: Timing Synchronization</text:p>
      <text:p text:style-name="P1"><text:s text:c="4"/>// Step 4: CMA Equalization</text:p>
      <text:p text:style-name="P1"/>
      <text:p text:style-name="P3">Further investigating, it appears that Step 1 causes program exit. Don’t know why yet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08:16:40.427000000</meta:creation-date>
    <dc:date>2025-01-09T08:41:25.787000000</dc:date>
    <meta:editing-duration>PT24M45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1" meta:word-count="132" meta:character-count="1301" meta:non-whitespace-character-count="1172"/>
  </office:meta>
</office:document-meta>
</file>